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75mm"/>
    </style:style>
    <style:style style:name="co2" style:family="table-column">
      <style:table-column-properties fo:break-before="auto" style:column-width="17.74mm"/>
    </style:style>
    <style:style style:name="co3" style:family="table-column">
      <style:table-column-properties fo:break-before="auto" style:column-width="35.0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cameraslog_1.log" table:style-name="ta1">
        <table:shapes>
          <draw:frame draw:z-index="0" draw:style-name="gr1" draw:text-style-name="P1" svg:width="159.99mm" svg:height="89.99mm" svg:x="78.51mm" svg:y="1mm">
            <loext:p draw:notify-on-update-of-ranges="'cameraslog_1.log'.A2:'cameraslog_1.log'.A1001 'cameraslog_1.log'.B1:'cameraslog_1.log'.B1 'cameraslog_1.log'.B2:'cameraslog_1.log'.B1001 'cameraslog_1.log'.A2:'cameraslog_1.log'.A1001 'cameraslog_1.log'.C1:'cameraslog_1.log'.C1 'cameraslog_1.log'.C2:'cameraslog_1.log'.C10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quality</text:p>
          </table:table-cell>
          <table:table-cell office:value-type="string" calcext:value-type="string">
            <text:p>number of camera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573979" calcext:value-type="float">
            <text:p>6,57397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32603" calcext:value-type="float">
            <text:p>6,3260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238285" calcext:value-type="float">
            <text:p>6,23828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.102518" calcext:value-type="float">
            <text:p>6,10251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.478232" calcext:value-type="float">
            <text:p>6,4782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695116" calcext:value-type="float">
            <text:p>4,69511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.247072" calcext:value-type="float">
            <text:p>5,2470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215013" calcext:value-type="float">
            <text:p>5,21501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.183005" calcext:value-type="float">
            <text:p>5,18300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046968" calcext:value-type="float">
            <text:p>5,04696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.11108" calcext:value-type="float">
            <text:p>5,111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.943043" calcext:value-type="float">
            <text:p>4,94304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.575805" calcext:value-type="float">
            <text:p>4,57580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.351905" calcext:value-type="float">
            <text:p>4,35190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.871824" calcext:value-type="float">
            <text:p>4,8718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.103863" calcext:value-type="float">
            <text:p>5,1038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.119819" calcext:value-type="float">
            <text:p>5,11981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.951818" calcext:value-type="float">
            <text:p>4,95181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.95986" calcext:value-type="float">
            <text:p>4,95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.95986" calcext:value-type="float">
            <text:p>4,9598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.85588" calcext:value-type="float">
            <text:p>4,855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.871689" calcext:value-type="float">
            <text:p>4,87168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.07972" calcext:value-type="float">
            <text:p>5,0797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.175737" calcext:value-type="float">
            <text:p>5,17573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.11989" calcext:value-type="float">
            <text:p>5,1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.11989" calcext:value-type="float">
            <text:p>5,1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.11989" calcext:value-type="float">
            <text:p>5,11989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.199952" calcext:value-type="float">
            <text:p>5,19995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.215946" calcext:value-type="float">
            <text:p>5,2159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.86392" calcext:value-type="float">
            <text:p>4,8639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.887993" calcext:value-type="float">
            <text:p>4,88799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.151992" calcext:value-type="float">
            <text:p>5,15199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.303993" calcext:value-type="float">
            <text:p>5,30399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.415994" calcext:value-type="float">
            <text:p>5,41599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.423997" calcext:value-type="float">
            <text:p>5,42399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.551995" calcext:value-type="float">
            <text:p>5,5519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.527995" calcext:value-type="float">
            <text:p>5,5279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567995" calcext:value-type="float">
            <text:p>5,56799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.527993" calcext:value-type="float">
            <text:p>5,5279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631897" calcext:value-type="float">
            <text:p>5,6318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.679825" calcext:value-type="float">
            <text:p>5,67982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5.575898" calcext:value-type="float">
            <text:p>5,57589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.815991" calcext:value-type="float">
            <text:p>5,8159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.895993" calcext:value-type="float">
            <text:p>5,895993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.831991" calcext:value-type="float">
            <text:p>5,831991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.735992" calcext:value-type="float">
            <text:p>5,73599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5.567992" calcext:value-type="float">
            <text:p>5,56799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.199997" calcext:value-type="float">
            <text:p>5,19999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.471991" calcext:value-type="float">
            <text:p>5,471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.471991" calcext:value-type="float">
            <text:p>5,47199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.303982" calcext:value-type="float">
            <text:p>5,30398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5.12799" calcext:value-type="float">
            <text:p>5,127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.343987" calcext:value-type="float">
            <text:p>5,34398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.33599" calcext:value-type="float">
            <text:p>5,33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5.583989" calcext:value-type="float">
            <text:p>5,58398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.31999" calcext:value-type="float">
            <text:p>5,31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.31999" calcext:value-type="float">
            <text:p>5,319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5.463985" calcext:value-type="float">
            <text:p>5,46398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.11199" calcext:value-type="float">
            <text:p>5,1119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.33599" calcext:value-type="float">
            <text:p>5,33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.33599" calcext:value-type="float">
            <text:p>5,33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.33599" calcext:value-type="float">
            <text:p>5,33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.33599" calcext:value-type="float">
            <text:p>5,3359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.367992" calcext:value-type="float">
            <text:p>5,36799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.207994" calcext:value-type="float">
            <text:p>5,207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.255939" calcext:value-type="float">
            <text:p>5,25593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.50393" calcext:value-type="float">
            <text:p>5,503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5.247962" calcext:value-type="float">
            <text:p>5,247962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5.151961" calcext:value-type="float">
            <text:p>5,15196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.215955" calcext:value-type="float">
            <text:p>5,21595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.527969" calcext:value-type="float">
            <text:p>5,52796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.375937" calcext:value-type="float">
            <text:p>5,37593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.063962" calcext:value-type="float">
            <text:p>5,0639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5.063962" calcext:value-type="float">
            <text:p>5,06396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.223994" calcext:value-type="float">
            <text:p>5,22399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.047994" calcext:value-type="float">
            <text:p>5,047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5.047994" calcext:value-type="float">
            <text:p>5,047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.047994" calcext:value-type="float">
            <text:p>5,04799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.847994" calcext:value-type="float">
            <text:p>4,84799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.759921" calcext:value-type="float">
            <text:p>4,75992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.807803" calcext:value-type="float">
            <text:p>4,8078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5.055763" calcext:value-type="float">
            <text:p>5,055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.055763" calcext:value-type="float">
            <text:p>5,05576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.935725" calcext:value-type="float">
            <text:p>4,935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.935725" calcext:value-type="float">
            <text:p>4,9357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.799701" calcext:value-type="float">
            <text:p>4,7997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.799701" calcext:value-type="float">
            <text:p>4,7997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.895637" calcext:value-type="float">
            <text:p>4,89563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4.783573" calcext:value-type="float">
            <text:p>4,78357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.743843" calcext:value-type="float">
            <text:p>4,7438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.743843" calcext:value-type="float">
            <text:p>4,7438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.743843" calcext:value-type="float">
            <text:p>4,74384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.551846" calcext:value-type="float">
            <text:p>4,55184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.575861" calcext:value-type="float">
            <text:p>4,5758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.575861" calcext:value-type="float">
            <text:p>4,5758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.575861" calcext:value-type="float">
            <text:p>4,57586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.391861" calcext:value-type="float">
            <text:p>4,39186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.495836" calcext:value-type="float">
            <text:p>4,49583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.255852" calcext:value-type="float">
            <text:p>4,255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.255852" calcext:value-type="float">
            <text:p>4,255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.255852" calcext:value-type="float">
            <text:p>4,2558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.167858" calcext:value-type="float">
            <text:p>4,1678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.167858" calcext:value-type="float">
            <text:p>4,1678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.167858" calcext:value-type="float">
            <text:p>4,16785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.063926" calcext:value-type="float">
            <text:p>4,063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.063926" calcext:value-type="float">
            <text:p>4,063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.063926" calcext:value-type="float">
            <text:p>4,063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.063926" calcext:value-type="float">
            <text:p>4,0639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.175998" calcext:value-type="float">
            <text:p>4,1759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.175998" calcext:value-type="float">
            <text:p>4,17599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3.919998" calcext:value-type="float">
            <text:p>3,9199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3.919998" calcext:value-type="float">
            <text:p>3,9199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3.839989" calcext:value-type="float">
            <text:p>3,839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3.839989" calcext:value-type="float">
            <text:p>3,839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.023997" calcext:value-type="float">
            <text:p>4,0239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.183997" calcext:value-type="float">
            <text:p>4,183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.199997" calcext:value-type="float">
            <text:p>4,19999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.263996" calcext:value-type="float">
            <text:p>4,26399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3.983997" calcext:value-type="float">
            <text:p>3,9839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.783997" calcext:value-type="float">
            <text:p>3,783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3.783997" calcext:value-type="float">
            <text:p>3,783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3.783997" calcext:value-type="float">
            <text:p>3,78399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.839805" calcext:value-type="float">
            <text:p>3,8398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3.839805" calcext:value-type="float">
            <text:p>3,8398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3.839805" calcext:value-type="float">
            <text:p>3,83980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.847981" calcext:value-type="float">
            <text:p>3,84798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3.719988" calcext:value-type="float">
            <text:p>3,71998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3.775995" calcext:value-type="float">
            <text:p>3,77599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.855989" calcext:value-type="float">
            <text:p>3,855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.855989" calcext:value-type="float">
            <text:p>3,855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.855989" calcext:value-type="float">
            <text:p>3,855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.855989" calcext:value-type="float">
            <text:p>3,855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3.855989" calcext:value-type="float">
            <text:p>3,85598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3.751987" calcext:value-type="float">
            <text:p>3,75198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.695914" calcext:value-type="float">
            <text:p>3,69591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3.807947" calcext:value-type="float">
            <text:p>3,80794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3.599963" calcext:value-type="float">
            <text:p>3,599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3.599963" calcext:value-type="float">
            <text:p>3,599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3.599963" calcext:value-type="float">
            <text:p>3,599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.599963" calcext:value-type="float">
            <text:p>3,599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.599963" calcext:value-type="float">
            <text:p>3,599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3.599963" calcext:value-type="float">
            <text:p>3,59996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3.463915" calcext:value-type="float">
            <text:p>3,4639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3.447949" calcext:value-type="float">
            <text:p>3,447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.447949" calcext:value-type="float">
            <text:p>3,44794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.527951" calcext:value-type="float">
            <text:p>3,52795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3.63996" calcext:value-type="float">
            <text:p>3,6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.63996" calcext:value-type="float">
            <text:p>3,6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.63996" calcext:value-type="float">
            <text:p>3,6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.63996" calcext:value-type="float">
            <text:p>3,6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.727967" calcext:value-type="float">
            <text:p>3,72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.727967" calcext:value-type="float">
            <text:p>3,72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.727967" calcext:value-type="float">
            <text:p>3,72796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.839976" calcext:value-type="float">
            <text:p>3,8399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.839976" calcext:value-type="float">
            <text:p>3,83997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.871952" calcext:value-type="float">
            <text:p>3,87195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.016" calcext:value-type="float">
            <text:p>4,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4.016" calcext:value-type="float">
            <text:p>4,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.016" calcext:value-type="float">
            <text:p>4,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016" calcext:value-type="float">
            <text:p>4,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.016" calcext:value-type="float">
            <text:p>4,016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.839999" calcext:value-type="float">
            <text:p>3,8399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.839999" calcext:value-type="float">
            <text:p>3,83999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4.032" calcext:value-type="float">
            <text:p>4,0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.919998" calcext:value-type="float">
            <text:p>3,91999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.047997" calcext:value-type="float">
            <text:p>4,0479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.07191" calcext:value-type="float">
            <text:p>4,0719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.095894" calcext:value-type="float">
            <text:p>4,095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.095894" calcext:value-type="float">
            <text:p>4,095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095894" calcext:value-type="float">
            <text:p>4,095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.095894" calcext:value-type="float">
            <text:p>4,095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4.095894" calcext:value-type="float">
            <text:p>4,095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.095894" calcext:value-type="float">
            <text:p>4,0958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.935893" calcext:value-type="float">
            <text:p>3,93589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.77594" calcext:value-type="float">
            <text:p>3,7759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3.903996" calcext:value-type="float">
            <text:p>3,90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3.903996" calcext:value-type="float">
            <text:p>3,90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3.903996" calcext:value-type="float">
            <text:p>3,90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3.903996" calcext:value-type="float">
            <text:p>3,90399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4.023997" calcext:value-type="float">
            <text:p>4,0239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3.879988" calcext:value-type="float">
            <text:p>3,8799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3.879988" calcext:value-type="float">
            <text:p>3,87998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3.719972" calcext:value-type="float">
            <text:p>3,719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3.719972" calcext:value-type="float">
            <text:p>3,719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3.719972" calcext:value-type="float">
            <text:p>3,719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3.719972" calcext:value-type="float">
            <text:p>3,719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3.719972" calcext:value-type="float">
            <text:p>3,719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.719972" calcext:value-type="float">
            <text:p>3,71997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3.831957" calcext:value-type="float">
            <text:p>3,83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3.831957" calcext:value-type="float">
            <text:p>3,83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.831957" calcext:value-type="float">
            <text:p>3,83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3.831957" calcext:value-type="float">
            <text:p>3,83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3.831957" calcext:value-type="float">
            <text:p>3,83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3.831957" calcext:value-type="float">
            <text:p>3,831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3.759982" calcext:value-type="float">
            <text:p>3,7599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3.759982" calcext:value-type="float">
            <text:p>3,7599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3.759982" calcext:value-type="float">
            <text:p>3,75998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.911964" calcext:value-type="float">
            <text:p>3,91196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.007981" calcext:value-type="float">
            <text:p>4,007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4.007981" calcext:value-type="float">
            <text:p>4,007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4.055981" calcext:value-type="float">
            <text:p>4,055981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.839957" calcext:value-type="float">
            <text:p>3,839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.839957" calcext:value-type="float">
            <text:p>3,839957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3.831973" calcext:value-type="float">
            <text:p>3,83197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3.991997" calcext:value-type="float">
            <text:p>3,9919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.991997" calcext:value-type="float">
            <text:p>3,9919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3.743998" calcext:value-type="float">
            <text:p>3,743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3.743998" calcext:value-type="float">
            <text:p>3,743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3.655996" calcext:value-type="float">
            <text:p>3,655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3.655996" calcext:value-type="float">
            <text:p>3,655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.655996" calcext:value-type="float">
            <text:p>3,655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3.655996" calcext:value-type="float">
            <text:p>3,655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3.655996" calcext:value-type="float">
            <text:p>3,655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3.655996" calcext:value-type="float">
            <text:p>3,655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3.711998" calcext:value-type="float">
            <text:p>3,711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3.727998" calcext:value-type="float">
            <text:p>3,727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3.727998" calcext:value-type="float">
            <text:p>3,727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3.727998" calcext:value-type="float">
            <text:p>3,727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3.727998" calcext:value-type="float">
            <text:p>3,727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3.727998" calcext:value-type="float">
            <text:p>3,727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3.608" calcext:value-type="float">
            <text:p>3,60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3.567998" calcext:value-type="float">
            <text:p>3,567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3.527998" calcext:value-type="float">
            <text:p>3,527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3.527998" calcext:value-type="float">
            <text:p>3,527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3.527998" calcext:value-type="float">
            <text:p>3,527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3.527998" calcext:value-type="float">
            <text:p>3,527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3.527998" calcext:value-type="float">
            <text:p>3,527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3.727998" calcext:value-type="float">
            <text:p>3,72799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3.535998" calcext:value-type="float">
            <text:p>3,535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.535998" calcext:value-type="float">
            <text:p>3,535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3.535998" calcext:value-type="float">
            <text:p>3,535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.535998" calcext:value-type="float">
            <text:p>3,53599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.455999" calcext:value-type="float">
            <text:p>3,455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.455999" calcext:value-type="float">
            <text:p>3,455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3.327998" calcext:value-type="float">
            <text:p>3,327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.439999" calcext:value-type="float">
            <text:p>3,439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.439999" calcext:value-type="float">
            <text:p>3,439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3.439999" calcext:value-type="float">
            <text:p>3,43999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3.663999" calcext:value-type="float">
            <text:p>3,663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3.663999" calcext:value-type="float">
            <text:p>3,66399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3.6" calcext:value-type="float">
            <text:p>3,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.583997" calcext:value-type="float">
            <text:p>3,5839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3.583997" calcext:value-type="float">
            <text:p>3,5839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.591997" calcext:value-type="float">
            <text:p>3,59199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3.559995" calcext:value-type="float">
            <text:p>3,55999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.663996" calcext:value-type="float">
            <text:p>3,663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3.663996" calcext:value-type="float">
            <text:p>3,663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.663996" calcext:value-type="float">
            <text:p>3,663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3.663996" calcext:value-type="float">
            <text:p>3,663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.663996" calcext:value-type="float">
            <text:p>3,663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3.663996" calcext:value-type="float">
            <text:p>3,66399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.599994" calcext:value-type="float">
            <text:p>3,599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3.599994" calcext:value-type="float">
            <text:p>3,599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.599994" calcext:value-type="float">
            <text:p>3,599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3.599994" calcext:value-type="float">
            <text:p>3,599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.599994" calcext:value-type="float">
            <text:p>3,599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3.599994" calcext:value-type="float">
            <text:p>3,59999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.655991" calcext:value-type="float">
            <text:p>3,6559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3.655991" calcext:value-type="float">
            <text:p>3,65599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.711987" calcext:value-type="float">
            <text:p>3,711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3.631988" calcext:value-type="float">
            <text:p>3,631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3.631988" calcext:value-type="float">
            <text:p>3,631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3.631988" calcext:value-type="float">
            <text:p>3,631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.631988" calcext:value-type="float">
            <text:p>3,631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3.615986" calcext:value-type="float">
            <text:p>3,615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.655985" calcext:value-type="float">
            <text:p>3,6559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.655985" calcext:value-type="float">
            <text:p>3,6559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.655985" calcext:value-type="float">
            <text:p>3,65598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3.695987" calcext:value-type="float">
            <text:p>3,69598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.895987" calcext:value-type="float">
            <text:p>3,895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3.639988" calcext:value-type="float">
            <text:p>3,639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3.623983" calcext:value-type="float">
            <text:p>3,6239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3.623983" calcext:value-type="float">
            <text:p>3,623983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3.607981" calcext:value-type="float">
            <text:p>3,6079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3.607981" calcext:value-type="float">
            <text:p>3,6079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.607981" calcext:value-type="float">
            <text:p>3,6079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3.607981" calcext:value-type="float">
            <text:p>3,607981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.423988" calcext:value-type="float">
            <text:p>3,423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.423988" calcext:value-type="float">
            <text:p>3,423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.423988" calcext:value-type="float">
            <text:p>3,423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.423988" calcext:value-type="float">
            <text:p>3,423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3.423988" calcext:value-type="float">
            <text:p>3,42398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3.231991" calcext:value-type="float">
            <text:p>3,23199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.191994" calcext:value-type="float">
            <text:p>3,19199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3.18399" calcext:value-type="float">
            <text:p>3,183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3.18399" calcext:value-type="float">
            <text:p>3,183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3.18399" calcext:value-type="float">
            <text:p>3,183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3.167998" calcext:value-type="float">
            <text:p>3,1679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3.167998" calcext:value-type="float">
            <text:p>3,1679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.079999" calcext:value-type="float">
            <text:p>3,0799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.159998" calcext:value-type="float">
            <text:p>3,159998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.231989" calcext:value-type="float">
            <text:p>3,23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.32799" calcext:value-type="float">
            <text:p>3,32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3.32799" calcext:value-type="float">
            <text:p>3,32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3.32799" calcext:value-type="float">
            <text:p>3,32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3.36799" calcext:value-type="float">
            <text:p>3,36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3.36799" calcext:value-type="float">
            <text:p>3,36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.36799" calcext:value-type="float">
            <text:p>3,36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3.36799" calcext:value-type="float">
            <text:p>3,36799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3.239981" calcext:value-type="float">
            <text:p>3,239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3.311998" calcext:value-type="float">
            <text:p>3,311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.311998" calcext:value-type="float">
            <text:p>3,31199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.207989" calcext:value-type="float">
            <text:p>3,207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.391997" calcext:value-type="float">
            <text:p>3,39199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.255981" calcext:value-type="float">
            <text:p>3,255981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.279991" calcext:value-type="float">
            <text:p>3,279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.279991" calcext:value-type="float">
            <text:p>3,279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.279991" calcext:value-type="float">
            <text:p>3,279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.279991" calcext:value-type="float">
            <text:p>3,27999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.12799" calcext:value-type="float">
            <text:p>3,1279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.015997" calcext:value-type="float">
            <text:p>3,015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.015997" calcext:value-type="float">
            <text:p>3,015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3.015997" calcext:value-type="float">
            <text:p>3,01599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.983982" calcext:value-type="float">
            <text:p>2,983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.983982" calcext:value-type="float">
            <text:p>2,98398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.367987" calcext:value-type="float">
            <text:p>3,367987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3.263996" calcext:value-type="float">
            <text:p>3,26399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3.055996" calcext:value-type="float">
            <text:p>3,055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3.055996" calcext:value-type="float">
            <text:p>3,055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3.055996" calcext:value-type="float">
            <text:p>3,055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3.055996" calcext:value-type="float">
            <text:p>3,055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3.047986" calcext:value-type="float">
            <text:p>3,047986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2.991984" calcext:value-type="float">
            <text:p>2,991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2.991984" calcext:value-type="float">
            <text:p>2,991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2.991984" calcext:value-type="float">
            <text:p>2,991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2.991984" calcext:value-type="float">
            <text:p>2,991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2.991984" calcext:value-type="float">
            <text:p>2,99198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2.935987" calcext:value-type="float">
            <text:p>2,935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2.935987" calcext:value-type="float">
            <text:p>2,935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2.935987" calcext:value-type="float">
            <text:p>2,935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2.935987" calcext:value-type="float">
            <text:p>2,935987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.959976" calcext:value-type="float">
            <text:p>2,9599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2.951922" calcext:value-type="float">
            <text:p>2,95192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2.895964" calcext:value-type="float">
            <text:p>2,89596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.015942" calcext:value-type="float">
            <text:p>3,015942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3.191989" calcext:value-type="float">
            <text:p>3,191989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3.087996" calcext:value-type="float">
            <text:p>3,08799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3.071988" calcext:value-type="float">
            <text:p>3,07198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.839965" calcext:value-type="float">
            <text:p>2,83996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2.759948" calcext:value-type="float">
            <text:p>2,75994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2.895941" calcext:value-type="float">
            <text:p>2,89594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2.783955" calcext:value-type="float">
            <text:p>2,783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2.783955" calcext:value-type="float">
            <text:p>2,783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2.783955" calcext:value-type="float">
            <text:p>2,783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.783955" calcext:value-type="float">
            <text:p>2,78395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2.87998" calcext:value-type="float">
            <text:p>2,87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2.87998" calcext:value-type="float">
            <text:p>2,87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2.87998" calcext:value-type="float">
            <text:p>2,8799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2.743972" calcext:value-type="float">
            <text:p>2,74397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2.679962" calcext:value-type="float">
            <text:p>2,6799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2.679962" calcext:value-type="float">
            <text:p>2,6799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2.679962" calcext:value-type="float">
            <text:p>2,67996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2.535953" calcext:value-type="float">
            <text:p>2,535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.535953" calcext:value-type="float">
            <text:p>2,535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2.535953" calcext:value-type="float">
            <text:p>2,53595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.399932" calcext:value-type="float">
            <text:p>2,39993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.335987" calcext:value-type="float">
            <text:p>2,335987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5">00.00.0000</text:date>, <text:time style:data-style-name="N2" text:time-value="17:50:46.587000000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0.3$Windows_X86_64 LibreOffice_project/5e3e00a007d9b3b6efb6797a8b8e57b51ab1f737</meta:generator>
    <dc:date>2016-06-05T17:50:56.284000000</dc:date>
    <meta:editing-duration>PT1M32S</meta:editing-duration>
    <meta:editing-cycles>2</meta:editing-cycles>
    <meta:document-statistic meta:table-count="1" meta:cell-count="300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65cm" svg:y="3.946cm" style:legend-expansion="high" chart:style-name="ch2"/>
        <chart:plot-area chart:style-name="ch3" table:cell-range-address="'cameraslog_1.log'.A2:'cameraslog_1.log'.C1001 'cameraslog_1.log'.B1:'cameraslog_1.log'.C1" chart:data-source-has-labels="row" svg:x="0.32cm" svg:y="0.18cm" svg:width="11.01cm" svg:height="8.64cm">
          <chartooo:coordinate-region svg:x="0.952cm" svg:y="0.382cm" svg:width="9.995cm" svg:height="7.78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'cameraslog_1.log'.B2:'cameraslog_1.log'.B1001" chart:label-cell-address="'cameraslog_1.log'.B1:'cameraslog_1.log'.B1" chart:class="chart:scatter">
            <chart:domain table:cell-range-address="'cameraslog_1.log'.A2:'cameraslog_1.log'.A1001"/>
            <chart:data-point chart:repeated="1000"/>
          </chart:series>
          <chart:series chart:style-name="ch8" chart:values-cell-range-address="'cameraslog_1.log'.C2:'cameraslog_1.log'.C1001" chart:label-cell-address="'cameraslog_1.log'.C1:'cameraslog_1.log'.C1" chart:class="chart:scatter">
            <chart:data-point chart:repeated="10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quality</text:p>
                <draw:g>
                  <svg:desc>'cameraslog_1.log'.B1:'cameraslog_1.log'.B1</svg:desc>
                </draw:g>
              </table:table-cell>
              <table:table-cell office:value-type="string">
                <text:p>number of cameras</text:p>
                <draw:g>
                  <svg:desc>'cameraslog_1.log'.C1:'cameraslog_1.log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cameraslog_1.log'.A2:'cameraslog_1.log'.A1001</svg:desc>
                </draw:g>
              </table:table-cell>
              <table:table-cell office:value-type="float" office:value="6.573979">
                <text:p>6.573979</text:p>
                <draw:g>
                  <svg:desc>'cameraslog_1.log'.B2:'cameraslog_1.log'.B1001</svg:desc>
                </draw:g>
              </table:table-cell>
              <table:table-cell office:value-type="float" office:value="7">
                <text:p>7</text:p>
                <draw:g>
                  <svg:desc>'cameraslog_1.log'.C2:'cameraslog_1.log'.C10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6.32603">
                <text:p>6.3260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6.238285">
                <text:p>6.23828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6.102518">
                <text:p>6.1025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6.478232">
                <text:p>6.4782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4.695116">
                <text:p>4.6951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247072">
                <text:p>5.2470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5.215013">
                <text:p>5.2150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5.183005">
                <text:p>5.18300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5.046968">
                <text:p>5.04696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5.11108">
                <text:p>5.111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4.943043">
                <text:p>4.943043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4.575805">
                <text:p>4.57580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4.351905">
                <text:p>4.3519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4.871824">
                <text:p>4.871824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5.103863">
                <text:p>5.1038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5.119819">
                <text:p>5.11981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4.951818">
                <text:p>4.9518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4.95986">
                <text:p>4.959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4.95986">
                <text:p>4.9598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4.85588">
                <text:p>4.855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4.871689">
                <text:p>4.87168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5.07972">
                <text:p>5.0797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5.175737">
                <text:p>5.17573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5.11989">
                <text:p>5.1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5.11989">
                <text:p>5.1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5.11989">
                <text:p>5.1198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5.199952">
                <text:p>5.1999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.215946">
                <text:p>5.2159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4.86392">
                <text:p>4.8639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4.887993">
                <text:p>4.88799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5.151992">
                <text:p>5.15199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5.303993">
                <text:p>5.30399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5.415994">
                <text:p>5.41599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5.423997">
                <text:p>5.42399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5.551995">
                <text:p>5.551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5.527995">
                <text:p>5.527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5.567995">
                <text:p>5.56799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5.527993">
                <text:p>5.5279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5.631897">
                <text:p>5.6318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5.679825">
                <text:p>5.6798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5.575898">
                <text:p>5.5758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5.815991">
                <text:p>5.8159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5.895993">
                <text:p>5.89599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5.831991">
                <text:p>5.83199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5.735992">
                <text:p>5.73599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5.567992">
                <text:p>5.567992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5.199997">
                <text:p>5.19999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5.471991">
                <text:p>5.471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5.471991">
                <text:p>5.47199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.303982">
                <text:p>5.30398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5.12799">
                <text:p>5.127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5.343987">
                <text:p>5.34398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5.33599">
                <text:p>5.3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5.583989">
                <text:p>5.58398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5.31999">
                <text:p>5.31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5.31999">
                <text:p>5.319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5.463985">
                <text:p>5.46398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5.11199">
                <text:p>5.1119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5.33599">
                <text:p>5.3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5.33599">
                <text:p>5.3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5.33599">
                <text:p>5.3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5.33599">
                <text:p>5.3359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5.367992">
                <text:p>5.36799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5.207994">
                <text:p>5.2079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5.255939">
                <text:p>5.25593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5.50393">
                <text:p>5.5039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5.247962">
                <text:p>5.24796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5.151961">
                <text:p>5.151961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5.215955">
                <text:p>5.21595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5.527969">
                <text:p>5.52796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5.375937">
                <text:p>5.37593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5.063962">
                <text:p>5.0639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5.063962">
                <text:p>5.063962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5.223994">
                <text:p>5.22399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5.047994">
                <text:p>5.047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5.047994">
                <text:p>5.047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5.047994">
                <text:p>5.04799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4.847994">
                <text:p>4.84799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4.759921">
                <text:p>4.7599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4.807803">
                <text:p>4.8078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5.055763">
                <text:p>5.055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5.055763">
                <text:p>5.055763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4.935725">
                <text:p>4.935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4.935725">
                <text:p>4.93572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4.799701">
                <text:p>4.7997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4.799701">
                <text:p>4.7997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4.895637">
                <text:p>4.895637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4.783573">
                <text:p>4.78357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4.743843">
                <text:p>4.7438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4.743843">
                <text:p>4.7438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4.743843">
                <text:p>4.74384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4.551846">
                <text:p>4.55184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4.575861">
                <text:p>4.5758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4.575861">
                <text:p>4.5758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4.575861">
                <text:p>4.57586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4.391861">
                <text:p>4.39186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4.495836">
                <text:p>4.49583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4.255852">
                <text:p>4.255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4.255852">
                <text:p>4.255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4.255852">
                <text:p>4.2558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4.167858">
                <text:p>4.1678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4.167858">
                <text:p>4.1678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4.167858">
                <text:p>4.1678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4.063926">
                <text:p>4.0639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4.063926">
                <text:p>4.0639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4.063926">
                <text:p>4.0639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4.063926">
                <text:p>4.0639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4.175998">
                <text:p>4.1759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4.175998">
                <text:p>4.1759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3.919998">
                <text:p>3.919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3.919998">
                <text:p>3.919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3.839989">
                <text:p>3.839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.839989">
                <text:p>3.839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4.023997">
                <text:p>4.023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4.183997">
                <text:p>4.183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4.199997">
                <text:p>4.19999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4.263996">
                <text:p>4.26399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3.983997">
                <text:p>3.983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3.783997">
                <text:p>3.783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3.783997">
                <text:p>3.783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.783997">
                <text:p>3.7839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3.839805">
                <text:p>3.8398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.839805">
                <text:p>3.8398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3.839805">
                <text:p>3.83980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3.847981">
                <text:p>3.847981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3.719988">
                <text:p>3.71998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3.775995">
                <text:p>3.7759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3.855989">
                <text:p>3.855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.855989">
                <text:p>3.855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.855989">
                <text:p>3.855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3.855989">
                <text:p>3.855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3.855989">
                <text:p>3.85598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3.751987">
                <text:p>3.75198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3.695914">
                <text:p>3.6959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3.807947">
                <text:p>3.8079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.599963">
                <text:p>3.599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3.599963">
                <text:p>3.599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3.599963">
                <text:p>3.599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3.599963">
                <text:p>3.599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3.599963">
                <text:p>3.599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3.599963">
                <text:p>3.59996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3.463915">
                <text:p>3.4639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3.447949">
                <text:p>3.447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3.447949">
                <text:p>3.4479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3.527951">
                <text:p>3.527951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3.63996">
                <text:p>3.6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3.63996">
                <text:p>3.6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3.63996">
                <text:p>3.6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3.63996">
                <text:p>3.6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3.727967">
                <text:p>3.72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.727967">
                <text:p>3.72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3.727967">
                <text:p>3.72796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3.839976">
                <text:p>3.839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.839976">
                <text:p>3.83997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3.871952">
                <text:p>3.871952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4.016">
                <text:p>4.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4.016">
                <text:p>4.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4.016">
                <text:p>4.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4.016">
                <text:p>4.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4.016">
                <text:p>4.01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3.839999">
                <text:p>3.839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.839999">
                <text:p>3.83999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4.032">
                <text:p>4.03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3.919998">
                <text:p>3.91999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4.047997">
                <text:p>4.047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4.07191">
                <text:p>4.0719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4.095894">
                <text:p>4.0958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4.095894">
                <text:p>4.0958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4.095894">
                <text:p>4.0958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4.095894">
                <text:p>4.0958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4.095894">
                <text:p>4.0958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4.095894">
                <text:p>4.0958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3.935893">
                <text:p>3.93589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3.77594">
                <text:p>3.77594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3.903996">
                <text:p>3.90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3.903996">
                <text:p>3.90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3.903996">
                <text:p>3.90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3.903996">
                <text:p>3.90399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4.023997">
                <text:p>4.023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3.879988">
                <text:p>3.8799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3.879988">
                <text:p>3.87998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3.719972">
                <text:p>3.719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3.719972">
                <text:p>3.719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.719972">
                <text:p>3.719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3.719972">
                <text:p>3.719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.719972">
                <text:p>3.719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3.719972">
                <text:p>3.71997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3.831957">
                <text:p>3.831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3.831957">
                <text:p>3.831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3.831957">
                <text:p>3.831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.831957">
                <text:p>3.831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.831957">
                <text:p>3.831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3.831957">
                <text:p>3.831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3.759982">
                <text:p>3.7599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3.759982">
                <text:p>3.7599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.759982">
                <text:p>3.75998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3.911964">
                <text:p>3.91196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4.007981">
                <text:p>4.007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4.007981">
                <text:p>4.007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4.055981">
                <text:p>4.05598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3.839957">
                <text:p>3.839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3.839957">
                <text:p>3.8399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.831973">
                <text:p>3.83197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3.991997">
                <text:p>3.991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3.991997">
                <text:p>3.9919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3.743998">
                <text:p>3.743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3.743998">
                <text:p>3.743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.655996">
                <text:p>3.655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3.655996">
                <text:p>3.655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3.655996">
                <text:p>3.655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3.655996">
                <text:p>3.655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.655996">
                <text:p>3.655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3.655996">
                <text:p>3.655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.711998">
                <text:p>3.711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3.727998">
                <text:p>3.727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.727998">
                <text:p>3.727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3.727998">
                <text:p>3.727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3.727998">
                <text:p>3.727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3.727998">
                <text:p>3.727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3.608">
                <text:p>3.60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3.567998">
                <text:p>3.567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.527998">
                <text:p>3.527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3.527998">
                <text:p>3.527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3.527998">
                <text:p>3.527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3.527998">
                <text:p>3.527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3.527998">
                <text:p>3.527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3.727998">
                <text:p>3.72799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.535998">
                <text:p>3.535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3.535998">
                <text:p>3.535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3.535998">
                <text:p>3.535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3.535998">
                <text:p>3.5359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.455999">
                <text:p>3.455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3.455999">
                <text:p>3.455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3.327998">
                <text:p>3.327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3.439999">
                <text:p>3.439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3.439999">
                <text:p>3.439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3.439999">
                <text:p>3.43999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3.663999">
                <text:p>3.663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3.663999">
                <text:p>3.6639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3.6">
                <text:p>3.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3.583997">
                <text:p>3.5839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3.583997">
                <text:p>3.5839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3.591997">
                <text:p>3.59199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3.559995">
                <text:p>3.55999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3.663996">
                <text:p>3.663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6">
                <text:p>256</text:p>
              </table:table-cell>
              <table:table-cell office:value-type="float" office:value="3.663996">
                <text:p>3.663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7">
                <text:p>257</text:p>
              </table:table-cell>
              <table:table-cell office:value-type="float" office:value="3.663996">
                <text:p>3.663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8">
                <text:p>258</text:p>
              </table:table-cell>
              <table:table-cell office:value-type="float" office:value="3.663996">
                <text:p>3.663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9">
                <text:p>259</text:p>
              </table:table-cell>
              <table:table-cell office:value-type="float" office:value="3.663996">
                <text:p>3.663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60">
                <text:p>260</text:p>
              </table:table-cell>
              <table:table-cell office:value-type="float" office:value="3.663996">
                <text:p>3.66399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1">
                <text:p>261</text:p>
              </table:table-cell>
              <table:table-cell office:value-type="float" office:value="3.599994">
                <text:p>3.599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2">
                <text:p>262</text:p>
              </table:table-cell>
              <table:table-cell office:value-type="float" office:value="3.599994">
                <text:p>3.599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3">
                <text:p>263</text:p>
              </table:table-cell>
              <table:table-cell office:value-type="float" office:value="3.599994">
                <text:p>3.599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4">
                <text:p>264</text:p>
              </table:table-cell>
              <table:table-cell office:value-type="float" office:value="3.599994">
                <text:p>3.599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5">
                <text:p>265</text:p>
              </table:table-cell>
              <table:table-cell office:value-type="float" office:value="3.599994">
                <text:p>3.599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6">
                <text:p>266</text:p>
              </table:table-cell>
              <table:table-cell office:value-type="float" office:value="3.599994">
                <text:p>3.5999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7">
                <text:p>267</text:p>
              </table:table-cell>
              <table:table-cell office:value-type="float" office:value="3.655991">
                <text:p>3.6559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8">
                <text:p>268</text:p>
              </table:table-cell>
              <table:table-cell office:value-type="float" office:value="3.655991">
                <text:p>3.65599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9">
                <text:p>269</text:p>
              </table:table-cell>
              <table:table-cell office:value-type="float" office:value="3.711987">
                <text:p>3.711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70">
                <text:p>270</text:p>
              </table:table-cell>
              <table:table-cell office:value-type="float" office:value="3.631988">
                <text:p>3.631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1">
                <text:p>271</text:p>
              </table:table-cell>
              <table:table-cell office:value-type="float" office:value="3.631988">
                <text:p>3.631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2">
                <text:p>272</text:p>
              </table:table-cell>
              <table:table-cell office:value-type="float" office:value="3.631988">
                <text:p>3.631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3">
                <text:p>273</text:p>
              </table:table-cell>
              <table:table-cell office:value-type="float" office:value="3.631988">
                <text:p>3.631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4">
                <text:p>274</text:p>
              </table:table-cell>
              <table:table-cell office:value-type="float" office:value="3.615986">
                <text:p>3.615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5">
                <text:p>275</text:p>
              </table:table-cell>
              <table:table-cell office:value-type="float" office:value="3.655985">
                <text:p>3.655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6">
                <text:p>276</text:p>
              </table:table-cell>
              <table:table-cell office:value-type="float" office:value="3.655985">
                <text:p>3.655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7">
                <text:p>277</text:p>
              </table:table-cell>
              <table:table-cell office:value-type="float" office:value="3.655985">
                <text:p>3.65598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8">
                <text:p>278</text:p>
              </table:table-cell>
              <table:table-cell office:value-type="float" office:value="3.695987">
                <text:p>3.69598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9">
                <text:p>279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80">
                <text:p>280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1">
                <text:p>281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2">
                <text:p>282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3">
                <text:p>283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5">
                <text:p>285</text:p>
              </table:table-cell>
              <table:table-cell office:value-type="float" office:value="3.895987">
                <text:p>3.895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6">
                <text:p>286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7">
                <text:p>287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8">
                <text:p>288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9">
                <text:p>289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90">
                <text:p>290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1">
                <text:p>291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2">
                <text:p>292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3">
                <text:p>293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4">
                <text:p>294</text:p>
              </table:table-cell>
              <table:table-cell office:value-type="float" office:value="3.639988">
                <text:p>3.639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5">
                <text:p>295</text:p>
              </table:table-cell>
              <table:table-cell office:value-type="float" office:value="3.623983">
                <text:p>3.623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.623983">
                <text:p>3.62398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7">
                <text:p>297</text:p>
              </table:table-cell>
              <table:table-cell office:value-type="float" office:value="3.607981">
                <text:p>3.607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8">
                <text:p>298</text:p>
              </table:table-cell>
              <table:table-cell office:value-type="float" office:value="3.607981">
                <text:p>3.607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9">
                <text:p>299</text:p>
              </table:table-cell>
              <table:table-cell office:value-type="float" office:value="3.607981">
                <text:p>3.607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00">
                <text:p>300</text:p>
              </table:table-cell>
              <table:table-cell office:value-type="float" office:value="3.607981">
                <text:p>3.60798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1">
                <text:p>301</text:p>
              </table:table-cell>
              <table:table-cell office:value-type="float" office:value="3.423988">
                <text:p>3.423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2">
                <text:p>302</text:p>
              </table:table-cell>
              <table:table-cell office:value-type="float" office:value="3.423988">
                <text:p>3.423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3">
                <text:p>303</text:p>
              </table:table-cell>
              <table:table-cell office:value-type="float" office:value="3.423988">
                <text:p>3.423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4">
                <text:p>304</text:p>
              </table:table-cell>
              <table:table-cell office:value-type="float" office:value="3.423988">
                <text:p>3.423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5">
                <text:p>305</text:p>
              </table:table-cell>
              <table:table-cell office:value-type="float" office:value="3.423988">
                <text:p>3.42398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6">
                <text:p>306</text:p>
              </table:table-cell>
              <table:table-cell office:value-type="float" office:value="3.231991">
                <text:p>3.23199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7">
                <text:p>307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8">
                <text:p>308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9">
                <text:p>309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10">
                <text:p>310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1">
                <text:p>311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2">
                <text:p>312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3">
                <text:p>313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4">
                <text:p>314</text:p>
              </table:table-cell>
              <table:table-cell office:value-type="float" office:value="3.191994">
                <text:p>3.19199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5">
                <text:p>315</text:p>
              </table:table-cell>
              <table:table-cell office:value-type="float" office:value="3.18399">
                <text:p>3.18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6">
                <text:p>316</text:p>
              </table:table-cell>
              <table:table-cell office:value-type="float" office:value="3.18399">
                <text:p>3.18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7">
                <text:p>317</text:p>
              </table:table-cell>
              <table:table-cell office:value-type="float" office:value="3.18399">
                <text:p>3.183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8">
                <text:p>318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9">
                <text:p>319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20">
                <text:p>320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1">
                <text:p>321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2">
                <text:p>322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3">
                <text:p>323</text:p>
              </table:table-cell>
              <table:table-cell office:value-type="float" office:value="3.167998">
                <text:p>3.1679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4">
                <text:p>324</text:p>
              </table:table-cell>
              <table:table-cell office:value-type="float" office:value="3.167998">
                <text:p>3.1679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5">
                <text:p>325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6">
                <text:p>326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7">
                <text:p>327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8">
                <text:p>328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9">
                <text:p>329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30">
                <text:p>330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1">
                <text:p>331</text:p>
              </table:table-cell>
              <table:table-cell office:value-type="float" office:value="3.079999">
                <text:p>3.0799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2">
                <text:p>332</text:p>
              </table:table-cell>
              <table:table-cell office:value-type="float" office:value="3.159998">
                <text:p>3.15999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">
                <text:p>333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4">
                <text:p>334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5">
                <text:p>335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6">
                <text:p>336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7">
                <text:p>337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8">
                <text:p>338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9">
                <text:p>339</text:p>
              </table:table-cell>
              <table:table-cell office:value-type="float" office:value="3.231989">
                <text:p>3.23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40">
                <text:p>340</text:p>
              </table:table-cell>
              <table:table-cell office:value-type="float" office:value="3.32799">
                <text:p>3.32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1">
                <text:p>341</text:p>
              </table:table-cell>
              <table:table-cell office:value-type="float" office:value="3.32799">
                <text:p>3.32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2">
                <text:p>342</text:p>
              </table:table-cell>
              <table:table-cell office:value-type="float" office:value="3.32799">
                <text:p>3.32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3">
                <text:p>343</text:p>
              </table:table-cell>
              <table:table-cell office:value-type="float" office:value="3.36799">
                <text:p>3.36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4">
                <text:p>344</text:p>
              </table:table-cell>
              <table:table-cell office:value-type="float" office:value="3.36799">
                <text:p>3.36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5">
                <text:p>345</text:p>
              </table:table-cell>
              <table:table-cell office:value-type="float" office:value="3.36799">
                <text:p>3.36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6">
                <text:p>346</text:p>
              </table:table-cell>
              <table:table-cell office:value-type="float" office:value="3.36799">
                <text:p>3.3679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7">
                <text:p>347</text:p>
              </table:table-cell>
              <table:table-cell office:value-type="float" office:value="3.239981">
                <text:p>3.239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8">
                <text:p>348</text:p>
              </table:table-cell>
              <table:table-cell office:value-type="float" office:value="3.311998">
                <text:p>3.311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9">
                <text:p>349</text:p>
              </table:table-cell>
              <table:table-cell office:value-type="float" office:value="3.311998">
                <text:p>3.31199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0">
                <text:p>350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1">
                <text:p>351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2">
                <text:p>352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3">
                <text:p>353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4">
                <text:p>354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5">
                <text:p>355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6">
                <text:p>356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7">
                <text:p>357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8">
                <text:p>358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9">
                <text:p>359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60">
                <text:p>360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1">
                <text:p>361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2">
                <text:p>362</text:p>
              </table:table-cell>
              <table:table-cell office:value-type="float" office:value="3.207989">
                <text:p>3.207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3">
                <text:p>363</text:p>
              </table:table-cell>
              <table:table-cell office:value-type="float" office:value="3.391997">
                <text:p>3.391997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4">
                <text:p>364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5">
                <text:p>365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6">
                <text:p>366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7">
                <text:p>367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8">
                <text:p>368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9">
                <text:p>369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70">
                <text:p>370</text:p>
              </table:table-cell>
              <table:table-cell office:value-type="float" office:value="3.255981">
                <text:p>3.25598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1">
                <text:p>371</text:p>
              </table:table-cell>
              <table:table-cell office:value-type="float" office:value="3.279991">
                <text:p>3.279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2">
                <text:p>372</text:p>
              </table:table-cell>
              <table:table-cell office:value-type="float" office:value="3.279991">
                <text:p>3.279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3">
                <text:p>373</text:p>
              </table:table-cell>
              <table:table-cell office:value-type="float" office:value="3.279991">
                <text:p>3.279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4">
                <text:p>374</text:p>
              </table:table-cell>
              <table:table-cell office:value-type="float" office:value="3.279991">
                <text:p>3.27999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5">
                <text:p>375</text:p>
              </table:table-cell>
              <table:table-cell office:value-type="float" office:value="3.12799">
                <text:p>3.127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6">
                <text:p>376</text:p>
              </table:table-cell>
              <table:table-cell office:value-type="float" office:value="3.015997">
                <text:p>3.015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7">
                <text:p>377</text:p>
              </table:table-cell>
              <table:table-cell office:value-type="float" office:value="3.015997">
                <text:p>3.015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8">
                <text:p>378</text:p>
              </table:table-cell>
              <table:table-cell office:value-type="float" office:value="3.015997">
                <text:p>3.01599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9">
                <text:p>379</text:p>
              </table:table-cell>
              <table:table-cell office:value-type="float" office:value="2.983982">
                <text:p>2.983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80">
                <text:p>380</text:p>
              </table:table-cell>
              <table:table-cell office:value-type="float" office:value="2.983982">
                <text:p>2.98398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1">
                <text:p>381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2">
                <text:p>382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3">
                <text:p>383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4">
                <text:p>384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5">
                <text:p>385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6">
                <text:p>386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7">
                <text:p>387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8">
                <text:p>388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9">
                <text:p>389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90">
                <text:p>390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1">
                <text:p>391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2">
                <text:p>392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3">
                <text:p>393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4">
                <text:p>394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5">
                <text:p>395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6">
                <text:p>396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7">
                <text:p>397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8">
                <text:p>398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9">
                <text:p>399</text:p>
              </table:table-cell>
              <table:table-cell office:value-type="float" office:value="3.367987">
                <text:p>3.36798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400">
                <text:p>400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1">
                <text:p>401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2">
                <text:p>402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3">
                <text:p>403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4">
                <text:p>404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5">
                <text:p>405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6">
                <text:p>406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7">
                <text:p>407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8">
                <text:p>408</text:p>
              </table:table-cell>
              <table:table-cell office:value-type="float" office:value="3.263996">
                <text:p>3.2639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9">
                <text:p>409</text:p>
              </table:table-cell>
              <table:table-cell office:value-type="float" office:value="3.055996">
                <text:p>3.055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10">
                <text:p>410</text:p>
              </table:table-cell>
              <table:table-cell office:value-type="float" office:value="3.055996">
                <text:p>3.055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1">
                <text:p>411</text:p>
              </table:table-cell>
              <table:table-cell office:value-type="float" office:value="3.055996">
                <text:p>3.055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2">
                <text:p>412</text:p>
              </table:table-cell>
              <table:table-cell office:value-type="float" office:value="3.055996">
                <text:p>3.055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3">
                <text:p>413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4">
                <text:p>414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5">
                <text:p>415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6">
                <text:p>416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7">
                <text:p>417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8">
                <text:p>418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9">
                <text:p>419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20">
                <text:p>420</text:p>
              </table:table-cell>
              <table:table-cell office:value-type="float" office:value="3.047986">
                <text:p>3.04798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1">
                <text:p>421</text:p>
              </table:table-cell>
              <table:table-cell office:value-type="float" office:value="2.991984">
                <text:p>2.9919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2">
                <text:p>422</text:p>
              </table:table-cell>
              <table:table-cell office:value-type="float" office:value="2.991984">
                <text:p>2.9919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3">
                <text:p>423</text:p>
              </table:table-cell>
              <table:table-cell office:value-type="float" office:value="2.991984">
                <text:p>2.9919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4">
                <text:p>424</text:p>
              </table:table-cell>
              <table:table-cell office:value-type="float" office:value="2.991984">
                <text:p>2.9919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5">
                <text:p>425</text:p>
              </table:table-cell>
              <table:table-cell office:value-type="float" office:value="2.991984">
                <text:p>2.99198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6">
                <text:p>426</text:p>
              </table:table-cell>
              <table:table-cell office:value-type="float" office:value="2.935987">
                <text:p>2.935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7">
                <text:p>427</text:p>
              </table:table-cell>
              <table:table-cell office:value-type="float" office:value="2.935987">
                <text:p>2.935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8">
                <text:p>428</text:p>
              </table:table-cell>
              <table:table-cell office:value-type="float" office:value="2.935987">
                <text:p>2.935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9">
                <text:p>429</text:p>
              </table:table-cell>
              <table:table-cell office:value-type="float" office:value="2.935987">
                <text:p>2.93598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1">
                <text:p>431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2">
                <text:p>432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3">
                <text:p>433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4">
                <text:p>434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5">
                <text:p>435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6">
                <text:p>436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7">
                <text:p>437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8">
                <text:p>438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9">
                <text:p>439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40">
                <text:p>440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1">
                <text:p>441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2">
                <text:p>442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3">
                <text:p>443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4">
                <text:p>444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5">
                <text:p>445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6">
                <text:p>446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7">
                <text:p>447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8">
                <text:p>448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9">
                <text:p>449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1">
                <text:p>451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2">
                <text:p>452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3">
                <text:p>453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4">
                <text:p>454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5">
                <text:p>455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6">
                <text:p>456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7">
                <text:p>457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8">
                <text:p>458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9">
                <text:p>459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60">
                <text:p>460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1">
                <text:p>461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2">
                <text:p>462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3">
                <text:p>463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4">
                <text:p>464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5">
                <text:p>465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6">
                <text:p>466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7">
                <text:p>467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8">
                <text:p>468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9">
                <text:p>469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70">
                <text:p>470</text:p>
              </table:table-cell>
              <table:table-cell office:value-type="float" office:value="2.959976">
                <text:p>2.95997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1">
                <text:p>471</text:p>
              </table:table-cell>
              <table:table-cell office:value-type="float" office:value="2.951922">
                <text:p>2.95192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2">
                <text:p>472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3">
                <text:p>473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4">
                <text:p>474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5">
                <text:p>475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6">
                <text:p>476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7">
                <text:p>477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8">
                <text:p>478</text:p>
              </table:table-cell>
              <table:table-cell office:value-type="float" office:value="2.895964">
                <text:p>2.895964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9">
                <text:p>479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80">
                <text:p>480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1">
                <text:p>481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2">
                <text:p>482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3">
                <text:p>483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4">
                <text:p>484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5">
                <text:p>485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6">
                <text:p>486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7">
                <text:p>487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8">
                <text:p>488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9">
                <text:p>489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90">
                <text:p>490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1">
                <text:p>491</text:p>
              </table:table-cell>
              <table:table-cell office:value-type="float" office:value="3.015942">
                <text:p>3.01594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2">
                <text:p>492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3">
                <text:p>493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4">
                <text:p>494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5">
                <text:p>495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6">
                <text:p>496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7">
                <text:p>497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8">
                <text:p>498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9">
                <text:p>499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1">
                <text:p>501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2">
                <text:p>502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3">
                <text:p>503</text:p>
              </table:table-cell>
              <table:table-cell office:value-type="float" office:value="3.191989">
                <text:p>3.19198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4">
                <text:p>504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5">
                <text:p>505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6">
                <text:p>506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7">
                <text:p>507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8">
                <text:p>508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9">
                <text:p>509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10">
                <text:p>510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1">
                <text:p>511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2">
                <text:p>512</text:p>
              </table:table-cell>
              <table:table-cell office:value-type="float" office:value="3.087996">
                <text:p>3.08799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3">
                <text:p>513</text:p>
              </table:table-cell>
              <table:table-cell office:value-type="float" office:value="3.071988">
                <text:p>3.07198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4">
                <text:p>514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5">
                <text:p>515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6">
                <text:p>516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7">
                <text:p>517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518">
                <text:p>518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519">
                <text:p>519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520">
                <text:p>520</text:p>
              </table:table-cell>
              <table:table-cell office:value-type="float" office:value="2.839965">
                <text:p>2.83996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521">
                <text:p>521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522">
                <text:p>522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523">
                <text:p>523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524">
                <text:p>524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525">
                <text:p>525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526">
                <text:p>526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527">
                <text:p>527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528">
                <text:p>528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529">
                <text:p>529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530">
                <text:p>530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531">
                <text:p>531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532">
                <text:p>532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533">
                <text:p>533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534">
                <text:p>534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35">
                <text:p>535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536">
                <text:p>536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537">
                <text:p>537</text:p>
              </table:table-cell>
              <table:table-cell office:value-type="float" office:value="2.759948">
                <text:p>2.75994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538">
                <text:p>538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539">
                <text:p>539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540">
                <text:p>540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1">
                <text:p>541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542">
                <text:p>542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543">
                <text:p>543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544">
                <text:p>544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545">
                <text:p>545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546">
                <text:p>546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547">
                <text:p>547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548">
                <text:p>548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549">
                <text:p>549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551">
                <text:p>551</text:p>
              </table:table-cell>
              <table:table-cell office:value-type="float" office:value="2.895941">
                <text:p>2.89594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552">
                <text:p>552</text:p>
              </table:table-cell>
              <table:table-cell office:value-type="float" office:value="2.783955">
                <text:p>2.783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553">
                <text:p>553</text:p>
              </table:table-cell>
              <table:table-cell office:value-type="float" office:value="2.783955">
                <text:p>2.783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554">
                <text:p>554</text:p>
              </table:table-cell>
              <table:table-cell office:value-type="float" office:value="2.783955">
                <text:p>2.783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555">
                <text:p>555</text:p>
              </table:table-cell>
              <table:table-cell office:value-type="float" office:value="2.783955">
                <text:p>2.78395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556">
                <text:p>556</text:p>
              </table:table-cell>
              <table:table-cell office:value-type="float" office:value="2.87998">
                <text:p>2.87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557">
                <text:p>557</text:p>
              </table:table-cell>
              <table:table-cell office:value-type="float" office:value="2.87998">
                <text:p>2.87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558">
                <text:p>558</text:p>
              </table:table-cell>
              <table:table-cell office:value-type="float" office:value="2.87998">
                <text:p>2.8799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559">
                <text:p>559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560">
                <text:p>560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561">
                <text:p>561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562">
                <text:p>562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563">
                <text:p>563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564">
                <text:p>564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565">
                <text:p>565</text:p>
              </table:table-cell>
              <table:table-cell office:value-type="float" office:value="2.743972">
                <text:p>2.74397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566">
                <text:p>566</text:p>
              </table:table-cell>
              <table:table-cell office:value-type="float" office:value="2.679962">
                <text:p>2.679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567">
                <text:p>567</text:p>
              </table:table-cell>
              <table:table-cell office:value-type="float" office:value="2.679962">
                <text:p>2.679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568">
                <text:p>568</text:p>
              </table:table-cell>
              <table:table-cell office:value-type="float" office:value="2.679962">
                <text:p>2.67996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569">
                <text:p>569</text:p>
              </table:table-cell>
              <table:table-cell office:value-type="float" office:value="2.535953">
                <text:p>2.5359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570">
                <text:p>570</text:p>
              </table:table-cell>
              <table:table-cell office:value-type="float" office:value="2.535953">
                <text:p>2.5359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571">
                <text:p>571</text:p>
              </table:table-cell>
              <table:table-cell office:value-type="float" office:value="2.535953">
                <text:p>2.5359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572">
                <text:p>57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573">
                <text:p>57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574">
                <text:p>57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575">
                <text:p>57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576">
                <text:p>57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577">
                <text:p>57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578">
                <text:p>57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79">
                <text:p>57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580">
                <text:p>58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581">
                <text:p>58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582">
                <text:p>58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583">
                <text:p>58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584">
                <text:p>58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585">
                <text:p>58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586">
                <text:p>58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587">
                <text:p>58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588">
                <text:p>58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589">
                <text:p>58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590">
                <text:p>59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591">
                <text:p>59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592">
                <text:p>59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93">
                <text:p>59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594">
                <text:p>59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595">
                <text:p>59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596">
                <text:p>59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97">
                <text:p>59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598">
                <text:p>59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99">
                <text:p>59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600">
                <text:p>60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601">
                <text:p>60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602">
                <text:p>60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603">
                <text:p>60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604">
                <text:p>60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606">
                <text:p>60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607">
                <text:p>60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08">
                <text:p>60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609">
                <text:p>60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610">
                <text:p>61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611">
                <text:p>61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612">
                <text:p>61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613">
                <text:p>61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614">
                <text:p>61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615">
                <text:p>61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616">
                <text:p>61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617">
                <text:p>61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618">
                <text:p>61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619">
                <text:p>61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620">
                <text:p>62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621">
                <text:p>62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622">
                <text:p>62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623">
                <text:p>62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624">
                <text:p>62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625">
                <text:p>62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626">
                <text:p>62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627">
                <text:p>62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628">
                <text:p>62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629">
                <text:p>62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630">
                <text:p>63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631">
                <text:p>63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632">
                <text:p>63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633">
                <text:p>63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634">
                <text:p>63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635">
                <text:p>63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636">
                <text:p>63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637">
                <text:p>63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38">
                <text:p>63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639">
                <text:p>63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640">
                <text:p>64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641">
                <text:p>64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642">
                <text:p>64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643">
                <text:p>64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644">
                <text:p>64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645">
                <text:p>64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646">
                <text:p>64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647">
                <text:p>64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648">
                <text:p>64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649">
                <text:p>64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651">
                <text:p>65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652">
                <text:p>65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653">
                <text:p>65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654">
                <text:p>65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655">
                <text:p>65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656">
                <text:p>65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657">
                <text:p>65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658">
                <text:p>65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659">
                <text:p>65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660">
                <text:p>66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661">
                <text:p>66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662">
                <text:p>66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663">
                <text:p>66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664">
                <text:p>66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665">
                <text:p>66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666">
                <text:p>66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667">
                <text:p>66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668">
                <text:p>66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669">
                <text:p>66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670">
                <text:p>67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671">
                <text:p>67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672">
                <text:p>67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673">
                <text:p>67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674">
                <text:p>67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675">
                <text:p>67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676">
                <text:p>67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677">
                <text:p>67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678">
                <text:p>67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679">
                <text:p>67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680">
                <text:p>68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681">
                <text:p>68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682">
                <text:p>68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683">
                <text:p>68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684">
                <text:p>68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685">
                <text:p>68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686">
                <text:p>68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687">
                <text:p>68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688">
                <text:p>68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689">
                <text:p>68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691">
                <text:p>69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692">
                <text:p>69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693">
                <text:p>69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694">
                <text:p>69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695">
                <text:p>69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696">
                <text:p>69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697">
                <text:p>69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698">
                <text:p>69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699">
                <text:p>69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01">
                <text:p>70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702">
                <text:p>70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703">
                <text:p>70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704">
                <text:p>70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705">
                <text:p>70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706">
                <text:p>70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07">
                <text:p>70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708">
                <text:p>70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709">
                <text:p>70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711">
                <text:p>71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12">
                <text:p>71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713">
                <text:p>71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714">
                <text:p>71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715">
                <text:p>71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716">
                <text:p>71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717">
                <text:p>71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718">
                <text:p>71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19">
                <text:p>71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721">
                <text:p>72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22">
                <text:p>72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23">
                <text:p>72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24">
                <text:p>72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25">
                <text:p>72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26">
                <text:p>72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27">
                <text:p>72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28">
                <text:p>72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29">
                <text:p>72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730">
                <text:p>73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731">
                <text:p>73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732">
                <text:p>73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33">
                <text:p>73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734">
                <text:p>73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735">
                <text:p>73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736">
                <text:p>73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37">
                <text:p>73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738">
                <text:p>73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739">
                <text:p>73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740">
                <text:p>74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741">
                <text:p>74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42">
                <text:p>74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743">
                <text:p>74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744">
                <text:p>74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745">
                <text:p>74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746">
                <text:p>74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47">
                <text:p>74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748">
                <text:p>74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749">
                <text:p>74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751">
                <text:p>75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752">
                <text:p>75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753">
                <text:p>75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54">
                <text:p>75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755">
                <text:p>75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756">
                <text:p>75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757">
                <text:p>75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758">
                <text:p>75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759">
                <text:p>75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61">
                <text:p>76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62">
                <text:p>76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63">
                <text:p>76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64">
                <text:p>76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65">
                <text:p>76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66">
                <text:p>76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67">
                <text:p>76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68">
                <text:p>76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69">
                <text:p>76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71">
                <text:p>77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2">
                <text:p>77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73">
                <text:p>77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74">
                <text:p>77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75">
                <text:p>77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76">
                <text:p>77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77">
                <text:p>77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78">
                <text:p>77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79">
                <text:p>77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80">
                <text:p>78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81">
                <text:p>78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82">
                <text:p>78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83">
                <text:p>78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84">
                <text:p>78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85">
                <text:p>78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86">
                <text:p>78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87">
                <text:p>78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88">
                <text:p>78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89">
                <text:p>78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90">
                <text:p>79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91">
                <text:p>79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92">
                <text:p>79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93">
                <text:p>79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94">
                <text:p>79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95">
                <text:p>79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96">
                <text:p>79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97">
                <text:p>79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98">
                <text:p>79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99">
                <text:p>79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800">
                <text:p>80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801">
                <text:p>80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02">
                <text:p>80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03">
                <text:p>80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04">
                <text:p>80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05">
                <text:p>80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806">
                <text:p>80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807">
                <text:p>80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08">
                <text:p>80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809">
                <text:p>80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810">
                <text:p>81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811">
                <text:p>81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812">
                <text:p>81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13">
                <text:p>81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814">
                <text:p>81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815">
                <text:p>81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816">
                <text:p>81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17">
                <text:p>81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18">
                <text:p>81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819">
                <text:p>81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20">
                <text:p>82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21">
                <text:p>82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22">
                <text:p>82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23">
                <text:p>82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24">
                <text:p>82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825">
                <text:p>82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26">
                <text:p>82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827">
                <text:p>82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828">
                <text:p>82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829">
                <text:p>82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830">
                <text:p>83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31">
                <text:p>83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832">
                <text:p>83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833">
                <text:p>83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834">
                <text:p>83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835">
                <text:p>83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836">
                <text:p>83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837">
                <text:p>83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38">
                <text:p>83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839">
                <text:p>83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840">
                <text:p>84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841">
                <text:p>84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842">
                <text:p>84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843">
                <text:p>84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844">
                <text:p>84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5">
                <text:p>84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6">
                <text:p>84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7">
                <text:p>84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848">
                <text:p>84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9">
                <text:p>84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850">
                <text:p>85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851">
                <text:p>85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852">
                <text:p>85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53">
                <text:p>85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854">
                <text:p>85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855">
                <text:p>85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856">
                <text:p>85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857">
                <text:p>85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858">
                <text:p>858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59">
                <text:p>859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860">
                <text:p>860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861">
                <text:p>861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862">
                <text:p>862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863">
                <text:p>863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64">
                <text:p>864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65">
                <text:p>865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66">
                <text:p>866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67">
                <text:p>867</text:p>
              </table:table-cell>
              <table:table-cell office:value-type="float" office:value="2.399932">
                <text:p>2.39993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868">
                <text:p>86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869">
                <text:p>86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870">
                <text:p>87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871">
                <text:p>87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872">
                <text:p>87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873">
                <text:p>87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874">
                <text:p>87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875">
                <text:p>87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876">
                <text:p>87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877">
                <text:p>87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78">
                <text:p>87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79">
                <text:p>87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80">
                <text:p>88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881">
                <text:p>88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882">
                <text:p>88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83">
                <text:p>88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84">
                <text:p>88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885">
                <text:p>88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886">
                <text:p>88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887">
                <text:p>88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88">
                <text:p>88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89">
                <text:p>88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890">
                <text:p>89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91">
                <text:p>89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92">
                <text:p>89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893">
                <text:p>89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894">
                <text:p>89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895">
                <text:p>89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896">
                <text:p>89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897">
                <text:p>89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98">
                <text:p>89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899">
                <text:p>89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00">
                <text:p>90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01">
                <text:p>90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02">
                <text:p>90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903">
                <text:p>90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04">
                <text:p>90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05">
                <text:p>90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06">
                <text:p>90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07">
                <text:p>90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08">
                <text:p>90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09">
                <text:p>90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10">
                <text:p>91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11">
                <text:p>91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912">
                <text:p>91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913">
                <text:p>91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14">
                <text:p>91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15">
                <text:p>91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16">
                <text:p>91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17">
                <text:p>91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18">
                <text:p>91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919">
                <text:p>91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920">
                <text:p>92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21">
                <text:p>92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22">
                <text:p>92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23">
                <text:p>92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24">
                <text:p>92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25">
                <text:p>92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26">
                <text:p>92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27">
                <text:p>92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28">
                <text:p>92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929">
                <text:p>92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930">
                <text:p>93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31">
                <text:p>93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932">
                <text:p>93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33">
                <text:p>93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934">
                <text:p>93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935">
                <text:p>93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36">
                <text:p>93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37">
                <text:p>93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38">
                <text:p>93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39">
                <text:p>93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40">
                <text:p>94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41">
                <text:p>94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42">
                <text:p>94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43">
                <text:p>94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44">
                <text:p>94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45">
                <text:p>94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946">
                <text:p>94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47">
                <text:p>94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48">
                <text:p>94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49">
                <text:p>94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50">
                <text:p>95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51">
                <text:p>95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52">
                <text:p>95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53">
                <text:p>95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54">
                <text:p>95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55">
                <text:p>95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56">
                <text:p>95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57">
                <text:p>95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958">
                <text:p>95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59">
                <text:p>95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60">
                <text:p>96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61">
                <text:p>96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62">
                <text:p>96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63">
                <text:p>96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64">
                <text:p>96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65">
                <text:p>96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66">
                <text:p>96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67">
                <text:p>96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68">
                <text:p>96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69">
                <text:p>96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70">
                <text:p>97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71">
                <text:p>97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72">
                <text:p>97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73">
                <text:p>97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74">
                <text:p>97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75">
                <text:p>97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76">
                <text:p>97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77">
                <text:p>97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78">
                <text:p>97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79">
                <text:p>97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980">
                <text:p>98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81">
                <text:p>98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82">
                <text:p>98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83">
                <text:p>98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84">
                <text:p>98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85">
                <text:p>98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86">
                <text:p>98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87">
                <text:p>98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88">
                <text:p>98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89">
                <text:p>98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0">
                <text:p>99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991">
                <text:p>991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2">
                <text:p>992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3">
                <text:p>993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994">
                <text:p>994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5">
                <text:p>995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6">
                <text:p>996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7">
                <text:p>997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8">
                <text:p>998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9">
                <text:p>999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000">
                <text:p>1000</text:p>
              </table:table-cell>
              <table:table-cell office:value-type="float" office:value="2.335987">
                <text:p>2.335987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Windows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